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ront End:</text:p>
      <text:p text:style-name="Standard"><text:s text:c="5"/>1. Replace all global variables with</text:p>
      <text:p text:style-name="Standard"/>
      <text:p text:style-name="Standard"><text:tab/>c_id='XXXXXXXXX' </text:p>
      <text:p text:style-name="Standard"><text:tab/>c_sec='XXXXXXXXXXXXXXX' </text:p>
      <text:p text:style-name="Standard"><text:tab/>redirect_link='XXXXXXXXXXXXXXXXXXXXXX' </text:p>
      <text:p text:style-name="Standard"><text:tab/>JSon_Secret_path = 'Secret.json'</text:p>
      <text:p text:style-name="Standard"/>
      <text:p text:style-name="Standard"/>
      <text:p text:style-name="Standard"><text:tab/>to appropriate client_id, client_secret, redirect_link, and Secret.json path (your own testing Scerect_json file)</text:p>
      <text:p text:style-name="Standard"/>
      <text:p text:style-name="Standard"/>
      <text:list xml:id="list7836672661" text:style-name="L1">
        <text:list-item>
          <text:p text:style-name="P1">Run “sudo python FrontEnd.py” in your testing server Instance.</text:p>
        </text:list-item>
        <text:list-item>
          <text:p text:style-name="P1">Top 10 most recent word is a drop down list on Home page (only shows content when user logged in)</text:p>
        </text:list-item>
      </text:list>
      <text:p text:style-name="Standard"/>
      <text:p text:style-name="P4">Back End:</text:p>
      <text:list xml:id="list210632479" text:style-name="L2">
        <text:list-item>
          <text:p text:style-name="P2">Backend code <text:s/>is in the file “connect.py”</text:p>
        </text:list-item>
        <text:list-item>
          <text:p text:style-name="P2">Code is assumed to run the first time to create an instance that's not been created before.</text:p>
        </text:list-item>
        <text:list-item>
          <text:p text:style-name="P2">The code for associate elastic IP is commented out as only associating IP to a running instance is free.</text:p>
        </text:list-item>
      </text:list>
      <text:p text:style-name="Standard"/>
      <text:p text:style-name="P4">Benchmark Setup:</text:p>
      <text:list xml:id="list1058590765" text:style-name="L3">
        <text:list-item>
          <text:p text:style-name="P3">From your testing instance install apache benchmark:</text:p>
        </text:list-item>
        <text:list-item>
          <text:p text:style-name="P3">From your testing instance run “ab -n 200 -c 200 <text:a xlink:type="simple" xlink:href="http://54.172.56.180/">http://54.172.56.180/</text:a>”</text:p>
          <text:p text:style-name="P3">(note benchmark result may vary, the idea result we test is included in “benchmark report”)</text:p>
        </text:list-item>
      </text:list>
      <text:p text:style-name="Standard"/>
      <text:p text:style-name="Standard"/>
      <text:p text:style-name="Standard">**please note that we only gave the source code, all modules will have to be reinstalled if you don't have them</text:p>
      <text:p text:style-name="Standard"/>
      <text:p text:style-name="Standard">Public DNS: <text:a xlink:type="simple" xlink:href="http://ec2-54-172-56-180.compute-1.amazonaws.com/">http://ec2-54-172-56-180.compute-1.amazonaws.com/</text:a></text:p>
      <text:p text:style-name="Standard">Public IP: <text:a xlink:type="simple" xlink:href="http://54.172.56.180/">http://54.172.56.180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ng Yang</meta:initial-creator>
    <meta:creation-date>2014-10-29T14:55:36</meta:creation-date>
    <dc:date>2014-10-31T11:09:52</dc:date>
    <dc:creator>Wang Yang</dc:creator>
    <meta:editing-duration>PT15M1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20" meta:word-count="170" meta:character-count="615" meta:non-whitespace-character-count="975"/>
  </office:meta>
</office:document-meta>
</file>